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5: play and learning </text:span></text:p>
      <text:p text:style-name="P1"><text:span text:style-name="T1">1.1 Explain the innate drive for children to play</text:span></text:p>
      <text:p text:style-name="P1"><text:span text:style-name="T1">5.1 explain: </text:span></text:p>
      <text:list text:style-name="L2">
        <text:list-item>
          <text:p text:style-name="P2"><text:span text:style-name="T1">child-initiated play</text:span></text:p>
        </text:list-item>
        <text:list-item>
          <text:p text:style-name="P2"><text:span text:style-name="T1">adult-led play</text:span></text:p>
        </text:list-item>
      </text:list>
      <text:p text:style-name="P3"><text:span text:style-name="T1">Child innate play is when the child has the naturally born with the ability to play and explore. Child initiated play is when the child decides to lead the play or they may also decide to change the way they play so that they are kept intrested when playing. Adult led play is when the practitioner leads the play and helps the children to do what they need to do, they also make sure that the children reach their end goal and help them to take something home to their parents and gives them something to show them at the end of the day. </text:span></text:p>
      <text:p text:style-name="P3"><text:span text:style-name="T1">Innate play is the definition of the natural abilty for the child to play, this means that when they are born the children will instantly know how to play even if it with something as simple as amilk bottle lid. Children also have the natural born ability to explore the world around them<text:s text:c="2"/>and this means that the children are going to crawl, walk and run around during the time that they are developing their understanding of the world.<text:s text:c="2"/></text:span></text:p>
      <text:p text:style-name="P3"><text:span text:style-name="T1">Ashleigh White </text:span></text:p>
      <text:p text:style-name="P3"><text:span text:style-name="T1">Unit 5: Play and Learning </text:span></text:p>
      <text:p text:style-name="P3"><text:span text:style-name="T1">2.1 Identify children's rights in relation to play</text:span></text:p>
      <text:p text:style-name="P3"><text:span text:style-name="T1">The first artical I'm going to talk about is artical 31 of the UNCRC. This artical talks about a child's right to play and relax. This artical also states that the children have the right to join in different cultural activties. The next artical I am going to discuss is artical 23 and this allows the children with disabilities to also join in with the activities but also have extra help if they need it. They also have the right to make sure that they are getting the same experience as the other children. Artical 30 gives the right to children that may be of different minority to practice their own culture and also the right to tell other children about it if they want to know. This allows the children to learn about other children's culter and widen their knowledge and understanding of the world<text:s text:c="2"/></text:span></text:p>
      <text:p text:style-name="P3"><text:span text:style-name="T1">Play England have made a charter with 8 new points on them. The first one is that children have the right to play no matter what, meaning that the children should be allowed to play no matter what. The next point that Play England has written is that every child should have the right to have time and space alone to play, meaning that they have plently of space to play and that they aren't being overcrowed by their parents and made not to play with what they want to. Another charter that they have made is that the children have the right to play in their local area and be safe in it, this means that they are allowed to go down to the park as long as its safe for the children to play in, they should also be watched over by their parents as to make sure that they are being safe within the park. Adults should also let thr children play whenever they want to and also make sure that they aren't stopping them from playing. They are also meant to be make sure that children have a skilled play worker to make sure that they are reaching their development milestones. Another rule written is that children should be allowed to have space and time to play at school to make sure that they are getting a good balence of work and play. The last one is hat soemtimes children will need extra support to enjoy their right of play, meaning that if they want to do something then they could ask for the help of the practitioner to help them out. </text:span></text:p>
      <text:p text:style-name="P4"><text:span text:style-name="T2">Unit 5: Play and learning </text:span></text:p>
      <text:p text:style-name="P4"><text:span text:style-name="T2">1.2 Describe the role of play in supporting all children's learning and development </text:span></text:p>
      <text:p text:style-name="P4"><text:span text:style-name="T2">7.2 Describe how play supports the intrests and abilities of children. </text:span></text:p>
      <text:p text:style-name="P4"><text:span text:style-name="T2">Play stimulates and motivates all areas of development. This helps their physical development by giving them the excersise they need to get them healthy. Physical exercise also helps develops their fine and gross motor skills and can also help the children. Social and emotional development is also helped with play because it helps the children to express their feelings, they also start to socilaise with other children and therefore increase their social circle; this also means that<text:s text:c="2"/>they will build relationships and learn how to share and take turns. Outdoors play will help the children's curiosity because they will be outside and they will be able to look at the world and also how the world work, they will also be able to have a look at different things such as leafs and flowers. </text:span></text:p>
      <text:p text:style-name="P4"><text:span text:style-name="T2">It helps cognitive development by giving them some grasp of how to problem solve and how to undertand the world; this will also help them to grasp the concept of the world as well. Their communication skills will also improve because they are interacing with other children and developing their language skills. The children will also learn how to pridict because they are watching others do it and recognising the patterns.<text:s text:c="2"/></text:span></text:p>
      <text:p text:style-name="P4"><text:span text:style-name="T2">Unit 5: Play and learning</text:span></text:p>
      <text:p text:style-name="P4"><text:span text:style-name="T2">2.2 Explain how early years setting support children's right to play </text:span></text:p>
      <text:p text:style-name="P4"><text:span text:style-name="T2">My setting uses the EYFs to track the children's development milestones, they also have a look at the EYFs and then plan out an activity so that the children are getting all of the best things possible for them. The first activity that promotes play in the setting is by letting them to have 2 hours of play before they have group time, meaning that they have plently of time to explore and play. The other activity we do is to make sure that they are allowed to play with the toys that they want within reason. This is because they need to make sure that they are not harming themselves and that they are still having fun with the toys that are given. </text:span></text:p>
      <text:p text:style-name="P4"><text:span text:style-name="T2">Unit 5: Play and Learning </text:span></text:p>
      <text:p text:style-name="P4"><text:span text:style-name="T2">4.2 Discuss benefits to children's learning and development of involing others in children's play. </text:span></text:p>
      <text:p text:style-name="P4"><text:span text:style-name="T2">If the parents are involved then they can make sure that they<text:s text:c="2"/>can carry on what the child has been doing in the setting on that day and therefore making sure that they can develop fufther even thought they are not in an eveironment where they are learning. The parents can also know and track their childs development so that they can help them if they are struggling in a certain area.<text:s text:c="2"/>The professionals will be able to adpart the activty to meet the childrens needs, they will also be able to track the childs development but this time if the child was to have any problems or not developing properly then they would be able to make sure that that certain child gets the correct resources and help so that they don't fall behind the rest of the children. </text:span></text:p>
      <text:p text:style-name="P4"><text:span text:style-name="T2">The benefits of vauling other's contributions is that it can make the practitoner better at looking after the child and also caring for their needs, they will also be able to see how someone else would look after the child and adapt it so that they can become a better practitioner. The way that we would encorage parents to be involved in their child's development and show them what they have been doing in the nursery that day is by showing them what activities they have been doing; they would also been given a daily booklet where the teacher would write in it to let the parents know what they have been doing on that day and if they need to carry it on at home, also if there is something that they need to improve on.<text:s text:c="3"/></text:span></text:p>
      <text:p text:style-name="P4"><text:span text:style-name="T2">Unit 5: play and learning </text:span></text:p>
      <text:p text:style-name="P4"><text:span text:style-name="T2">5.3 Evaluate resources for:</text:span></text:p>
      <text:list text:style-name="L5">
        <text:list-item>
          <text:p text:style-name="P5"><text:span text:style-name="T2">Physical play </text:span></text:p>
        </text:list-item>
        <text:list-item>
          <text:p text:style-name="P5"><text:span text:style-name="T2">Creative play</text:span></text:p>
        </text:list-item>
        <text:list-item>
          <text:p text:style-name="P5"><text:span text:style-name="T2">imaginative play</text:span></text:p>
        </text:list-item>
        <text:list-item>
          <text:p text:style-name="P5"><text:span text:style-name="T2">sensory play</text:span></text:p>
        </text:list-item>
        <text:list-item>
          <text:p text:style-name="P5"><text:span text:style-name="T2">heuristic play</text:span></text:p>
        </text:list-item>
      </text:list>
      <text:p text:style-name="P6"><text:span text:style-name="T2">There are many resources for physical play, some of them being big enough to take up a whole wall within the nursery,this can take the role of a climbing frame for the older children to try out, they could also try to use a climbing frame to learn how to use their gross motor skills in every day life. There are many other resorces that are small enough for the children to be entertained whilest also helping their physcial development, these could be a small beanbag that they can throw around and that will help the children with their fine motor skills develop. They could also use a ball to kick around so that they can help the children to develop their gross motor skills in their legs. </text:span></text:p>
      <text:p text:style-name="P6"><text:span text:style-name="T2">The resources that you can use for creative play is a large peiece of paper taped to the floor and will be big enough for a group of children to gather around and do some markmaking on the piece of paper. This allows the children to play together whilst they are learning form each other. You can also make sure that the children have play dough to play with so that they can make their own creations and this is also a good way for the children to express how they are feeling throughout creative play. Play dough can also be used as a resource for imaginative play because the children will be using their imagination to create new things from their imagination. </text:span></text:p>
      <text:p text:style-name="P6"><text:span text:style-name="T2">Unit 5: play and learning </text:span></text:p>
      <text:p text:style-name="P6"><text:span text:style-name="T2">6.1 Explain the characteristics of an enabling:</text:span></text:p>
      <text:list text:style-name="L7">
        <text:list-item>
          <text:p text:style-name="P7"><text:span text:style-name="T2">Indoor play environment </text:span></text:p>
        </text:list-item>
        <text:list-item>
          <text:p text:style-name="P7"><text:span text:style-name="T2">Outdoor play environment </text:span></text:p>
        </text:list-item>
      </text:list>
      <text:p text:style-name="P8"><text:span text:style-name="T2">If the practitioner is going to do indoor play then they need to make sure that the toys that they children are going to be playing with are clean and that they are also age appropirate for them. The practitoners also need to make sure that they are looking after their children and are able to get to them if they were to hurt themselves, meaning that they need to make sure that the area is clear. This is important because this makes sure that the children are safe and that they are being well looked after when they are in the nursery. </text:span></text:p>
      <text:p text:style-name="P8"><text:span text:style-name="T2">If the children are going to go outside for outdoors play then the oractitioner needs to make sure that the outdoors are safe and very clean for the children so that they don't pick something up and put it in their mouth and making them ill. The practitioner needs to make sure that the outside area is clear and locked up so that no child can run off from the site and could run into a road and get hurt. The practitioner should also make sure that they have many activities that can keep the children entertained and also making sure that they are taking part in different activities that can help them with their development and also help them to reach their development milestones.<text:s text:c="2"/></text:span></text:p>
      <text:p text:style-name="P8"><text:span text:style-name="T2">Unit 5: Play and learning </text:span></text:p>
      <text:p text:style-name="P8"><text:span text:style-name="T2">7.1 Discuss inclusive play practice in relation to current frameworks.</text:span></text:p>
      <text:p text:style-name="P8"><text:span text:style-name="T2">9.1 Discuss current frameworks in relation to play and learning. </text:span></text:p>
      <text:p text:style-name="P8"><text:span text:style-name="T2">The EYFS Statory Guidance states that "each area of learning and development must be implemented through planned, purposeful play and through a mix of adult-led and child-initiated activity. Play is essential for children's development, building theor confidence as they learn to explore, to think about problems, and relate to others. Children learn by leading their own play, and by taking part in play which is guided by adults. There is an ongoing judgement to be made by practitioners about the balence between activities led by children, and activities led or guided by adults. Practitioners must respond to each child's emerging needs and intrests, guiding their development through warm, positive interaction. As children grow older, and as their development allows, it is expected that the balence will gradually shift toward more activities led by adults, to help children prepare for more formal learning, ready for Year 1." This is for inclusive environments and could also be linked with play to support and stimulate learning. I do this is my setting by giving the children a good balence of adult-led activities and child-initiated meaning that they have a good link between what they have to do to help their development and what they want to do to make sure they enjoy themselves when they are in the nursery.<text:s text:c="2"/></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9"><text:span text:style-name="T3"/></text:p>
      <text:p text:style-name="P9"><text:span text:style-name="T4"/></text:p>
      <text:p text:style-name="P9"><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